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1.0929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1.8118in"/>
    </style:style>
    <style:style style:name="co16" style:family="table-column">
      <style:table-column-properties fo:break-before="auto" style:column-width="1.6189in"/>
    </style:style>
    <style:style style:name="co17" style:family="table-column">
      <style:table-column-properties fo:break-before="auto" style:column-width="1.8866in"/>
    </style:style>
    <style:style style:name="co18" style:family="table-column">
      <style:table-column-properties fo:break-before="auto" style:column-width="1.8437in"/>
    </style:style>
    <style:style style:name="co19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style:text-position=""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spreadsheet>
      <table:table table:name="Metric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1018" table:default-cell-style-name="Default"/>
        <table:table-row table:style-name="ro1">
          <table:table-cell table:style-name="ce5" office:value-type="string" calcext:value-type="string">
            <text:p>Set</text:p>
          </table:table-cell>
          <table:table-cell table:style-name="ce5" office:value-type="string" calcext:value-type="string">
            <text:p>F1-Score (Macro average)</text:p>
          </table:table-cell>
          <table:table-cell table:style-name="ce5" office:value-type="string" calcext:value-type="string">
            <text:p>Recall (Macro average)</text:p>
          </table:table-cell>
          <table:table-cell table:style-name="ce5" office:value-type="string" calcext:value-type="string">
            <text:p>Precision (Macro average)</text:p>
          </table:table-cell>
          <table:table-cell table:style-name="ce5" office:value-type="string" calcext:value-type="string">
            <text:p>Accuracy (Macro Average)</text:p>
          </table:table-cell>
          <table:table-cell table:style-name="ce5" office:value-type="string" calcext:value-type="string">
            <text:p>Accuracy (Micro Average)</text:p>
          </table:table-cell>
          <table:table-cell table:style-name="ce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*[.C2]*[.D2])/([.C2]+[.D2])" office:value-type="float" office:value="0.0434108527131576" calcext:value-type="float">
            <text:p>0.0434108527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0663507109005" calcext:value-type="float">
            <text:p>0.0663507109</text:p>
          </table:table-cell>
          <table:table-cell office:value-type="float" office:value="0.939764561994" calcext:value-type="float">
            <text:p>0.939764562</text:p>
          </table:table-cell>
          <table:table-cell office:value-type="float" office:value="0.0663507109005" calcext:value-type="float">
            <text:p>0.066350710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*[.C3]*[.D3])/([.C3]+[.D3])" office:value-type="float" office:value="0.0382293762575015" calcext:value-type="float">
            <text:p>0.0382293763</text:p>
          </table:table-cell>
          <table:table-cell office:value-type="float" office:value="0.0243902439024" calcext:value-type="float">
            <text:p>0.0243902439</text:p>
          </table:table-cell>
          <table:table-cell office:value-type="float" office:value="0.0883720930233" calcext:value-type="float">
            <text:p>0.088372093</text:p>
          </table:table-cell>
          <table:table-cell office:value-type="float" office:value="0.955530346001" calcext:value-type="float">
            <text:p>0.955530346</text:p>
          </table:table-cell>
          <table:table-cell office:value-type="float" office:value="0.0883720930233" calcext:value-type="float">
            <text:p>0.08837209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2*[.C4]*[.D4])/([.C4]+[.D4])" office:value-type="float" office:value="0.057657657657612" calcext:value-type="float">
            <text:p>0.0576576577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*[.C5]*[.D5])/([.C5]+[.D5])" office:value-type="float" office:value="0.0619658119658357" calcext:value-type="float">
            <text:p>0.061965812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233870967742" calcext:value-type="float">
            <text:p>0.2338709677</text:p>
          </table:table-cell>
          <table:table-cell office:value-type="float" office:value="0.945276497696" calcext:value-type="float">
            <text:p>0.9452764977</text:p>
          </table:table-cell>
          <table:table-cell office:value-type="float" office:value="0.233870967742" calcext:value-type="float">
            <text:p>0.233870967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2*[.C6]*[.D6])/([.C6]+[.D6])" office:value-type="float" office:value="0.0470588235293647" calcext:value-type="float">
            <text:p>0.0470588235</text:p>
          </table:table-cell>
          <table:table-cell office:value-type="float" office:value="0.027027027027" calcext:value-type="float">
            <text:p>0.027027027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955773955774" calcext:value-type="float">
            <text:p>0.9557739558</text:p>
          </table:table-cell>
          <table:table-cell office:value-type="float" office:value="0.181818181818" calcext:value-type="float">
            <text:p>0.1818181818</text:p>
          </table:table-cell>
          <table:table-cell table:number-columns-repeated="1018"/>
        </table:table-row>
        <table:table-row table:style-name="ro1">
          <table:table-cell/>
          <table:table-cell table:style-name="ce6" table:formula="of:=(2*[.C7]*[.D7])/([.C7]+[.D7])" office:value-type="float" office:value="0.0556378415464089" calcext:value-type="float">
            <text:p>0.0556378415</text:p>
          </table:table-cell>
          <table:table-cell table:style-name="ce7" table:formula="of:=SUM([.C4:.C6])/3" office:value-type="float" office:value="0.0316664590858" calcext:value-type="float">
            <text:p>0.0316664591</text:p>
          </table:table-cell>
          <table:table-cell table:style-name="ce7" table:formula="of:=SUM([.D4:.D6])/3" office:value-type="float" office:value="0.228958530079333" calcext:value-type="float">
            <text:p>0.2289585301</text:p>
          </table:table-cell>
          <table:table-cell table:style-name="ce7" table:formula="of:=SUM([.E4:.E6])/3" office:value-type="float" office:value="0.951343407945334" calcext:value-type="float">
            <text:p>0.9513434079</text:p>
          </table:table-cell>
          <table:table-cell table:style-name="ce7" table:formula="of:=SUM([.F4:.F6])/3" office:value-type="float" office:value="0.228958530079333" calcext:value-type="float">
            <text:p>0.2289585301</text:p>
          </table:table-cell>
          <table:table-cell table:style-name="ce8" office:value-type="string" calcext:value-type="string">
            <text:p>Average</text:p>
          </table:table-cell>
          <table:table-cell table:number-columns-repeated="1017"/>
        </table:table-row>
      </table:table>
      <table:table table:name="Set 1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olvedCoun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Mar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.074692" calcext:value-type="float">
            <text:p>2.074692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.146834" calcext:value-type="float">
            <text:p>2.1468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.146834" calcext:value-type="float">
            <text:p>2.146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.432127" calcext:value-type="float">
            <text:p>2.432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.314834" calcext:value-type="float">
            <text:p>2.314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.426696" calcext:value-type="float">
            <text:p>2.426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3.864871" calcext:value-type="float">
            <text:p>3.864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3.915227" calcext:value-type="float">
            <text:p>3.915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3.989249" calcext:value-type="float">
            <text:p>3.989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4.338118" calcext:value-type="float">
            <text:p>4.338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4.432655" calcext:value-type="float">
            <text:p>4.432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1.784189" calcext:value-type="float">
            <text:p>1.784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2.017986" calcext:value-type="float">
            <text:p>2.0179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3.749456" calcext:value-type="float">
            <text:p>3.749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3.857279" calcext:value-type="float">
            <text:p>3.857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4.432933" calcext:value-type="float">
            <text:p>4.432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.90849" calcext:value-type="float">
            <text:p>2.90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081601" calcext:value-type="float">
            <text:p>3.081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115278" calcext:value-type="float">
            <text:p>3.115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835877" calcext:value-type="float">
            <text:p>3.835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944397" calcext:value-type="float">
            <text:p>3.944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992817" calcext:value-type="float">
            <text:p>3.9928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1.936452" calcext:value-type="float">
            <text:p>1.936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3.996682" calcext:value-type="float">
            <text:p>3.996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4.042491" calcext:value-type="float">
            <text:p>4.042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3.901914" calcext:value-type="float">
            <text:p>3.9019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3.818418" calcext:value-type="float">
            <text:p>3.818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4.373251" calcext:value-type="float">
            <text:p>4.373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3.38461" calcext:value-type="float">
            <text:p>3.384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3.827918" calcext:value-type="float">
            <text:p>3.8279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3.842422" calcext:value-type="float">
            <text:p>3.842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4.14182" calcext:value-type="float">
            <text:p>4.14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4.179916" calcext:value-type="float">
            <text:p>4.179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3.21653" calcext:value-type="float">
            <text:p>3.21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4.205109" calcext:value-type="float">
            <text:p>4.205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4.227087" calcext:value-type="float">
            <text:p>4.2270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4.309289" calcext:value-type="float">
            <text:p>4.309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3.430018" calcext:value-type="float">
            <text:p>3.430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4.067306" calcext:value-type="float">
            <text:p>4.067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4.089835" calcext:value-type="float">
            <text:p>4.089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8.545464" calcext:value-type="float">
            <text:p>8.545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4.083319" calcext:value-type="float">
            <text:p>4.083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4.196246" calcext:value-type="float">
            <text:p>4.196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5.557392" calcext:value-type="float">
            <text:p>5.557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8.95269" calcext:value-type="float">
            <text:p>8.95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9.637149" calcext:value-type="float">
            <text:p>9.637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4.579288" calcext:value-type="float">
            <text:p>4.579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4.745311" calcext:value-type="float">
            <text:p>4.745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5.047759" calcext:value-type="float">
            <text:p>5.047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8.482408" calcext:value-type="float">
            <text:p>8.4824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9.000378" calcext:value-type="float">
            <text:p>9.000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9.581515" calcext:value-type="float">
            <text:p>9.581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9.650105" calcext:value-type="float">
            <text:p>9.650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1.230739" calcext:value-type="float">
            <text:p>1.230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1.734591" calcext:value-type="float">
            <text:p>1.734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3.163811" calcext:value-type="float">
            <text:p>3.163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4.097825" calcext:value-type="float">
            <text:p>4.097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office:value-type="float" office:value="2.108459" calcext:value-type="float">
            <text:p>2.108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office:value-type="float" office:value="3.328599" calcext:value-type="float">
            <text:p>3.3285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4.076018" calcext:value-type="float">
            <text:p>4.076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4.861715" calcext:value-type="float">
            <text:p>4.861715</text:p>
          </table:table-cell>
          <table:table-cell table:number-columns-repeated="1017"/>
        </table:table-row>
      </table:table>
      <table:table table:name="Set 2" table:style-name="ta1"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saturation</text:p>
          </table:table-cell>
          <table:table-cell table:style-name="ce3" office:value-type="string" calcext:value-type="string">
            <text:p>sat.granularity</text:p>
          </table:table-cell>
          <table:table-cell table:style-name="ce3" office:value-type="string" calcext:value-type="string">
            <text:p>solvedCoun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vgMark</text:p>
          </table:table-cell>
        </table:table-row>
        <table:table-row table:style-name="ro1">
          <table:table-cell table:style-name="ce4" office:value-type="string" calcext:value-type="string">
            <text:p>chain-prev</text:p>
          </table:table-cell>
          <table:table-cell table:style-name="ce4" office:value-type="string" calcext:value-type="string">
            <text:p>sat-lik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.65369" calcext:value-type="float">
            <text:p>1.6536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1.688739" calcext:value-type="float">
            <text:p>1.68873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4.59742" calcext:value-type="float">
            <text:p>4.5974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2.334302" calcext:value-type="float">
            <text:p>2.33430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2.704947" calcext:value-type="float">
            <text:p>2.70494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215" calcext:value-type="float">
            <text:p>215</text:p>
          </table:table-cell>
          <table:table-cell office:value-type="float" office:value="5.933403" calcext:value-type="float">
            <text:p>5.93340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1.808547" calcext:value-type="float">
            <text:p>1.80854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5.229142" calcext:value-type="float">
            <text:p>5.22914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2.351255" calcext:value-type="float">
            <text:p>2.351255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5.726123" calcext:value-type="float">
            <text:p>5.72612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6.83545" calcext:value-type="float">
            <text:p>6.8354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float" office:value="215" calcext:value-type="float">
            <text:p>215</text:p>
          </table:table-cell>
          <table:table-cell office:value-type="float" office:value="2.583441" calcext:value-type="float">
            <text:p>2.58344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3.049608" calcext:value-type="float">
            <text:p>3.049608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3.161288" calcext:value-type="float">
            <text:p>3.16128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3.396444" calcext:value-type="float">
            <text:p>3.39644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3.638114" calcext:value-type="float">
            <text:p>3.63811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5.301892" calcext:value-type="float">
            <text:p>5.301892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5.89933" calcext:value-type="float">
            <text:p>5.8993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  <table:table-cell office:value-type="float" office:value="3.416946" calcext:value-type="float">
            <text:p>3.416946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  <table:table-cell office:value-type="float" office:value="6.25611" calcext:value-type="float">
            <text:p>6.2561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3.09659" calcext:value-type="float">
            <text:p>3.09659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3.171373" calcext:value-type="float">
            <text:p>3.17137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3.814333" calcext:value-type="float">
            <text:p>3.814333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5.925631" calcext:value-type="float">
            <text:p>5.925631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4.389768" calcext:value-type="float">
            <text:p>4.38976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4.749501" calcext:value-type="float">
            <text:p>4.74950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9.482836" calcext:value-type="float">
            <text:p>9.48283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7.945259" calcext:value-type="float">
            <text:p>7.94525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9.808621" calcext:value-type="float">
            <text:p>9.80862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9.885066" calcext:value-type="float">
            <text:p>9.885066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3.964727" calcext:value-type="float">
            <text:p>3.964727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6.109641" calcext:value-type="float">
            <text:p>6.10964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8.447241" calcext:value-type="float">
            <text:p>8.44724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3.934716" calcext:value-type="float">
            <text:p>3.934716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8.396971" calcext:value-type="float">
            <text:p>8.39697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3.809972" calcext:value-type="float">
            <text:p>3.80997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10.09424" calcext:value-type="float">
            <text:p>10.0942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10.290127" calcext:value-type="float">
            <text:p>10.29012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13.004475" calcext:value-type="float">
            <text:p>13.00447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16.333887" calcext:value-type="float">
            <text:p>16.33388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office:value-type="float" office:value="14.010793" calcext:value-type="float">
            <text:p>14.01079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17.267284" calcext:value-type="float">
            <text:p>17.26728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215" calcext:value-type="float">
            <text:p>215</text:p>
          </table:table-cell>
          <table:table-cell office:value-type="float" office:value="14.310068" calcext:value-type="float">
            <text:p>14.31006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215" calcext:value-type="float">
            <text:p>215</text:p>
          </table:table-cell>
          <table:table-cell office:value-type="float" office:value="15.243909" calcext:value-type="float">
            <text:p>15.24390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215" calcext:value-type="float">
            <text:p>215</text:p>
          </table:table-cell>
          <table:table-cell office:value-type="float" office:value="18.031409" calcext:value-type="float">
            <text:p>18.03140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215" calcext:value-type="float">
            <text:p>215</text:p>
          </table:table-cell>
          <table:table-cell office:value-type="float" office:value="19.240113" calcext:value-type="float">
            <text:p>19.240113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0.924856" calcext:value-type="float">
            <text:p>20.924856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2.545939" calcext:value-type="float">
            <text:p>22.54593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3.131969" calcext:value-type="float">
            <text:p>23.13196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3.725631" calcext:value-type="float">
            <text:p>23.725631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5" calcext:value-type="float">
            <text:p>155</text:p>
          </table:table-cell>
          <table:table-cell office:value-type="float" office:value="215" calcext:value-type="float">
            <text:p>215</text:p>
          </table:table-cell>
          <table:table-cell office:value-type="float" office:value="19.85772" calcext:value-type="float">
            <text:p>19.8577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15" calcext:value-type="float">
            <text:p>215</text:p>
          </table:table-cell>
          <table:table-cell office:value-type="float" office:value="18.340032" calcext:value-type="float">
            <text:p>18.340032</text:p>
          </table:table-cell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.531441" calcext:value-type="float">
            <text:p>2.53144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215" calcext:value-type="float">
            <text:p>215</text:p>
          </table:table-cell>
          <table:table-cell office:value-type="float" office:value="2.531441" calcext:value-type="float">
            <text:p>2.53144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15" calcext:value-type="float">
            <text:p>215</text:p>
          </table:table-cell>
          <table:table-cell office:value-type="float" office:value="2.90992" calcext:value-type="float">
            <text:p>2.9099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office:value-type="float" office:value="4.805861" calcext:value-type="float">
            <text:p>4.805861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15" calcext:value-type="float">
            <text:p>215</text:p>
          </table:table-cell>
          <table:table-cell office:value-type="float" office:value="5.300302" calcext:value-type="float">
            <text:p>5.30030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15" calcext:value-type="float">
            <text:p>215</text:p>
          </table:table-cell>
          <table:table-cell office:value-type="float" office:value="5.627986" calcext:value-type="float">
            <text:p>5.627986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15" calcext:value-type="float">
            <text:p>215</text:p>
          </table:table-cell>
          <table:table-cell office:value-type="float" office:value="3.651106" calcext:value-type="float">
            <text:p>3.651106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  <table:table-cell office:value-type="float" office:value="4.267114" calcext:value-type="float">
            <text:p>4.26711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  <table:table-cell office:value-type="float" office:value="4.721965" calcext:value-type="float">
            <text:p>4.721965</text:p>
          </table:table-cell>
        </table:table-row>
      </table:table>
      <table:table table:name="Set 3" table:style-name="ta1"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olvedCoun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Mar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.682912" calcext:value-type="float">
            <text:p>1.6829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.70614" calcext:value-type="float">
            <text:p>1.70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2.678599" calcext:value-type="float">
            <text:p>2.6785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3.046146" calcext:value-type="float">
            <text:p>3.046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2.120098" calcext:value-type="float">
            <text:p>2.1200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2.965907" calcext:value-type="float">
            <text:p>2.9659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.901233" calcext:value-type="float">
            <text:p>1.901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3.005917" calcext:value-type="float">
            <text:p>3.0059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3.325881" calcext:value-type="float">
            <text:p>3.3258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2.598828" calcext:value-type="float">
            <text:p>2.5988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2.633595" calcext:value-type="float">
            <text:p>2.6335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2.909042" calcext:value-type="float">
            <text:p>2.909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3.02461" calcext:value-type="float">
            <text:p>3.02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3.275879" calcext:value-type="float">
            <text:p>3.275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3.297988" calcext:value-type="float">
            <text:p>3.297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3.34479" calcext:value-type="float">
            <text:p>3.344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5.696901" calcext:value-type="float">
            <text:p>5.6969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3.348" calcext:value-type="float">
            <text:p>3.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3.487887" calcext:value-type="float">
            <text:p>3.4878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3.606849" calcext:value-type="float">
            <text:p>3.606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3.643822" calcext:value-type="float">
            <text:p>3.6438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5.793787" calcext:value-type="float">
            <text:p>5.7937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2.3118" calcext:value-type="float">
            <text:p>2.3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3.159728" calcext:value-type="float">
            <text:p>3.1597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3.259938" calcext:value-type="float">
            <text:p>3.2599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3.29306" calcext:value-type="float">
            <text:p>3.29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5.924644" calcext:value-type="float">
            <text:p>5.9246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6.311" calcext:value-type="float">
            <text:p>6.3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7.654543" calcext:value-type="float">
            <text:p>7.654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7.688176" calcext:value-type="float">
            <text:p>7.688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9.950542" calcext:value-type="float">
            <text:p>9.9505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3.24211" calcext:value-type="float">
            <text:p>3.24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8.142185" calcext:value-type="float">
            <text:p>8.142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3.552294" calcext:value-type="float">
            <text:p>3.5522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3.671095" calcext:value-type="float">
            <text:p>3.671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3.813969" calcext:value-type="float">
            <text:p>3.81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4.413527" calcext:value-type="float">
            <text:p>4.4135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7.700007" calcext:value-type="float">
            <text:p>7.700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7.96147" calcext:value-type="float">
            <text:p>7.96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8.159703" calcext:value-type="float">
            <text:p>8.159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8.191518" calcext:value-type="float">
            <text:p>8.191518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.221803" calcext:value-type="float">
            <text:p>2.221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2.221803" calcext:value-type="float">
            <text:p>2.221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0.655233" calcext:value-type="float">
            <text:p>10.655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0.920973" calcext:value-type="float">
            <text:p>10.9209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7.35897" calcext:value-type="float">
            <text:p>7.358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1.630543" calcext:value-type="float">
            <text:p>11.630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1.627866" calcext:value-type="float">
            <text:p>11.6278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2.419229" calcext:value-type="float">
            <text:p>2.419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3.025442" calcext:value-type="float">
            <text:p>3.025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3.77854" calcext:value-type="float">
            <text:p>3.77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0.774408" calcext:value-type="float">
            <text:p>10.774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1.052807" calcext:value-type="float">
            <text:p>11.052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.437054" calcext:value-type="float">
            <text:p>13.437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.603676" calcext:value-type="float">
            <text:p>13.603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.67324" calcext:value-type="float">
            <text:p>13.67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9.419599" calcext:value-type="float">
            <text:p>9.4195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2.887308" calcext:value-type="float">
            <text:p>2.887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2.652913" calcext:value-type="float">
            <text:p>2.6529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4.376191" calcext:value-type="float">
            <text:p>4.376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3.510972" calcext:value-type="float">
            <text:p>3.510972</text:p>
          </table:table-cell>
          <table:table-cell table:number-columns-repeated="1018"/>
        </table:table-row>
      </table:table>
      <table:table table:name="Set 4" table:style-name="ta1"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olvedCoun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Mark</text:p>
          </table:table-cell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.750654" calcext:value-type="float">
            <text:p>1.750654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.655679" calcext:value-type="float">
            <text:p>1.65567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3.257698" calcext:value-type="float">
            <text:p>3.25769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2.132771" calcext:value-type="float">
            <text:p>2.13277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2.796667" calcext:value-type="float">
            <text:p>2.79666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3.738031" calcext:value-type="float">
            <text:p>3.73803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4.233113" calcext:value-type="float">
            <text:p>4.23311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4.423508" calcext:value-type="float">
            <text:p>4.423508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5.014205" calcext:value-type="float">
            <text:p>5.01420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2.793395" calcext:value-type="float">
            <text:p>2.79339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3.057722" calcext:value-type="float">
            <text:p>3.05772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3.255327" calcext:value-type="float">
            <text:p>3.255327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3.807894" calcext:value-type="float">
            <text:p>3.80789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4.206267" calcext:value-type="float">
            <text:p>4.20626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4.414539" calcext:value-type="float">
            <text:p>4.414539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2.463069" calcext:value-type="float">
            <text:p>2.46306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3.294467" calcext:value-type="float">
            <text:p>3.294467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3.682358" calcext:value-type="float">
            <text:p>3.682358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4.714998" calcext:value-type="float">
            <text:p>4.71499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5.545422" calcext:value-type="float">
            <text:p>5.545422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9.35235" calcext:value-type="float">
            <text:p>9.3523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3.735749" calcext:value-type="float">
            <text:p>3.73574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4.464703" calcext:value-type="float">
            <text:p>4.46470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5.064942" calcext:value-type="float">
            <text:p>5.06494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5.823018" calcext:value-type="float">
            <text:p>5.823018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9.975069" calcext:value-type="float">
            <text:p>9.97506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4.50203" calcext:value-type="float">
            <text:p>4.5020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5.003066" calcext:value-type="float">
            <text:p>5.00306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5.596899" calcext:value-type="float">
            <text:p>5.596899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7.314355" calcext:value-type="float">
            <text:p>7.314355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0.587556" calcext:value-type="float">
            <text:p>10.587556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4.193841" calcext:value-type="float">
            <text:p>4.193841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4.937099" calcext:value-type="float">
            <text:p>4.93709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5.041898" calcext:value-type="float">
            <text:p>5.04189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6.819471" calcext:value-type="float">
            <text:p>6.81947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4.517721" calcext:value-type="float">
            <text:p>4.51772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4.692663" calcext:value-type="float">
            <text:p>4.69266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6.788529" calcext:value-type="float">
            <text:p>6.78852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6.587101" calcext:value-type="float">
            <text:p>6.587101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7.837677" calcext:value-type="float">
            <text:p>7.83767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7.906459" calcext:value-type="float">
            <text:p>7.90645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6.077529" calcext:value-type="float">
            <text:p>6.07752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8.133282" calcext:value-type="float">
            <text:p>8.13328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9.829142" calcext:value-type="float">
            <text:p>9.82914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0.057078" calcext:value-type="float">
            <text:p>10.05707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0.620676" calcext:value-type="float">
            <text:p>10.62067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0.614734" calcext:value-type="float">
            <text:p>10.61473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0.659314" calcext:value-type="float">
            <text:p>10.65931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0.894626" calcext:value-type="float">
            <text:p>10.894626</text:p>
          </table:table-cell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.657902" calcext:value-type="float">
            <text:p>1.657902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1.657902" calcext:value-type="float">
            <text:p>1.65790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2.316035" calcext:value-type="float">
            <text:p>2.31603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3.501412" calcext:value-type="float">
            <text:p>13.50141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3.52866" calcext:value-type="float">
            <text:p>13.52866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3.748605" calcext:value-type="float">
            <text:p>13.74860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2.561546" calcext:value-type="float">
            <text:p>2.56154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5.368265" calcext:value-type="float">
            <text:p>5.36826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3.993973" calcext:value-type="float">
            <text:p>3.99397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3.724558" calcext:value-type="float">
            <text:p>3.724558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4.441283" calcext:value-type="float">
            <text:p>4.44128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6.02605" calcext:value-type="float">
            <text:p>6.02605</text:p>
          </table:table-cell>
        </table:table-row>
      </table:table>
      <table:table table:name="Set 5" table:style-name="ta1"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olvedCoun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Mark</text:p>
          </table:table-cell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.370747" calcext:value-type="float">
            <text:p>1.37074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.517733" calcext:value-type="float">
            <text:p>1.517733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.814174" calcext:value-type="float">
            <text:p>1.814174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2.337419" calcext:value-type="float">
            <text:p>2.337419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.690591" calcext:value-type="float">
            <text:p>1.690591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2.29771" calcext:value-type="float">
            <text:p>2.2977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3.493149" calcext:value-type="float">
            <text:p>3.49314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2.023563" calcext:value-type="float">
            <text:p>2.02356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2.552686" calcext:value-type="float">
            <text:p>2.55268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3.236211" calcext:value-type="float">
            <text:p>3.23621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3.771961" calcext:value-type="float">
            <text:p>3.77196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.883848" calcext:value-type="float">
            <text:p>1.883848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372059" calcext:value-type="float">
            <text:p>2.37205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520993" calcext:value-type="float">
            <text:p>2.52099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525225" calcext:value-type="float">
            <text:p>2.52522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563852" calcext:value-type="float">
            <text:p>2.56385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936334" calcext:value-type="float">
            <text:p>2.93633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3.0348" calcext:value-type="float">
            <text:p>3.034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3.038742" calcext:value-type="float">
            <text:p>3.03874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3.398487" calcext:value-type="float">
            <text:p>3.39848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3.451035" calcext:value-type="float">
            <text:p>3.451035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4.554772" calcext:value-type="float">
            <text:p>4.55477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2.517031" calcext:value-type="float">
            <text:p>2.517031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2.678959" calcext:value-type="float">
            <text:p>2.67895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3.334837" calcext:value-type="float">
            <text:p>3.334837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3.494076" calcext:value-type="float">
            <text:p>3.494076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3.803213" calcext:value-type="float">
            <text:p>3.80321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5.171863" calcext:value-type="float">
            <text:p>5.17186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5.223846" calcext:value-type="float">
            <text:p>5.223846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3.322063" calcext:value-type="float">
            <text:p>3.322063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3.507301" calcext:value-type="float">
            <text:p>3.50730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3.788144" calcext:value-type="float">
            <text:p>3.78814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4.288831" calcext:value-type="float">
            <text:p>4.28883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4.940555" calcext:value-type="float">
            <text:p>4.94055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5.651577" calcext:value-type="float">
            <text:p>5.65157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7.269849" calcext:value-type="float">
            <text:p>7.26984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3.374301" calcext:value-type="float">
            <text:p>3.374301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3.560074" calcext:value-type="float">
            <text:p>3.56007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4.315752" calcext:value-type="float">
            <text:p>4.31575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4.5561" calcext:value-type="float">
            <text:p>4.556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3.600837" calcext:value-type="float">
            <text:p>3.60083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3.995157" calcext:value-type="float">
            <text:p>3.995157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3.236042" calcext:value-type="float">
            <text:p>3.23604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4.952142" calcext:value-type="float">
            <text:p>4.95214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6.17938" calcext:value-type="float">
            <text:p>6.1793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5.455564" calcext:value-type="float">
            <text:p>5.45556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8.4602" calcext:value-type="float">
            <text:p>8.460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8.683734" calcext:value-type="float">
            <text:p>8.68373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7.054648" calcext:value-type="float">
            <text:p>7.05464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9.122685" calcext:value-type="float">
            <text:p>9.12268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9.208433" calcext:value-type="float">
            <text:p>9.20843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9.315966" calcext:value-type="float">
            <text:p>9.31596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2.58761" calcext:value-type="float">
            <text:p>2.58761</text:p>
          </table:table-cell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.41664" calcext:value-type="float">
            <text:p>1.41664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  <table:table-cell office:value-type="float" office:value="1.41664" calcext:value-type="float">
            <text:p>1.4166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2.128614" calcext:value-type="float">
            <text:p>2.12861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3.327316" calcext:value-type="float">
            <text:p>3.32731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4.57665" calcext:value-type="float">
            <text:p>4.5766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office:value-type="float" office:value="3.79163" calcext:value-type="float">
            <text:p>3.7916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4.485799" calcext:value-type="float">
            <text:p>4.48579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office:value-type="float" office:value="3.476466" calcext:value-type="float">
            <text:p>3.476466</text:p>
          </table:table-cell>
        </table:table-row>
      </table:table>
      <table:named-expressions/>
      <table:database-ranges>
        <table:database-range table:name="__Anonymous_Sheet_DB__1" table:target-range-address="'Set 1'.A2:'Set 1'.F62" table:contains-header="false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2" table:target-range-address="'Set 2'.A1:'Set 2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3" table:target-range-address="'Set 3'.A1:'Set 3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4" table:target-range-address="'Set 4'.A1:'Set 4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5" table:target-range-address="'Set 5'.A1:'Set 5'.F62">
          <table:sort>
            <table:sort-by table:field-number="3" table:order="descending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0:50:53.08036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2:16:21.405943432</meta:creation-date>
    <dc:date>2016-10-03T10:56:22.164678473</dc:date>
    <meta:editing-duration>PT13M38S</meta:editing-duration>
    <meta:editing-cycles>4</meta:editing-cycles>
    <meta:generator>LibreOffice/4.2.8.2$Linux_X86_64 LibreOffice_project/420m0$Build-2</meta:generator>
    <meta:document-statistic meta:table-count="6" meta:cell-count="1882" meta:object-count="0"/>
  </office:meta>
</office:document-meta>
</file>